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3" style:family="graphic" style:parent-style-name="standard">
      <style:graphic-properties draw:stroke="none" draw:fill="solid" draw:fill-color="#595959"/>
    </style:style>
    <style:style style:name="gr4" style:family="graphic" style:parent-style-name="standard">
      <style:graphic-properties draw:stroke="none" draw:fill="none" draw:textarea-horizontal-align="left" draw:textarea-vertical-align="top" draw:auto-grow-height="true" draw:auto-grow-width="true" fo:min-height="0.163cm" fo:min-width="0.14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163cm" fo:min-width="0.16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163cm" fo:min-width="0.241cm" fo:padding-top="0cm" fo:padding-bottom="0cm" fo:padding-left="0cm" fo:padding-right="0cm"/>
    </style:style>
    <style:style style:name="gr7"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163cm" fo:min-width="0.14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196cm" fo:min-width="1.28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196cm" fo:min-width="1.459cm" fo:padding-top="0cm" fo:padding-bottom="0cm" fo:padding-left="0cm" fo:padding-right="0cm"/>
    </style:style>
    <style:style style:name="gr11"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12" style:family="graphic" style:parent-style-name="standard">
      <style:graphic-properties draw:stroke="none" draw:fill="none" draw:textarea-horizontal-align="left" draw:textarea-vertical-align="top" draw:auto-grow-height="true" draw:auto-grow-width="true" fo:min-height="0.162cm" fo:min-width="0.16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96cm" fo:min-width="2.15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95cm" fo:min-width="0.778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96cm" fo:min-width="1.285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false" fo:min-height="0.258cm" fo:min-width="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595959"/>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draw:fill-color="#ffffff"/>
    </style:style>
    <style:style style:name="T1" style:family="text">
      <style:text-properties fo:color="#4d4d4d" style:font-name="Arial" fo:font-size="10pt" style:font-size-asian="10pt" style:font-name-complex="Arial" style:font-size-complex="10pt"/>
    </style:style>
    <style:style style:name="T2" style:family="text">
      <style:text-properties fo:color="#000000" style:font-name="Arial" fo:font-size="12pt" style:font-size-asian="12pt" style:font-name-complex="Arial"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9cm" svg:height="6.73cm" svg:x="0.693cm" svg:y="0.655cm" svg:viewBox="0 0 10160 6731" draw:points="0,6731 10160,6731 10160,0 0,0">
          <text:p/>
        </draw:polygon>
        <draw:line draw:style-name="gr2" draw:text-style-name="P2" draw:layer="layout" svg:x1="1.326cm" svg:y1="6.608cm" svg:x2="10.773cm" svg:y2="6.608cm">
          <text:p/>
        </draw:line>
        <draw:line draw:style-name="gr2" draw:text-style-name="P2" draw:layer="layout" svg:x1="1.326cm" svg:y1="5.045cm" svg:x2="10.773cm" svg:y2="5.045cm">
          <text:p/>
        </draw:line>
        <draw:line draw:style-name="gr2" draw:text-style-name="P2" draw:layer="layout" svg:x1="1.326cm" svg:y1="3.483cm" svg:x2="10.773cm" svg:y2="3.483cm">
          <text:p/>
        </draw:line>
        <draw:line draw:style-name="gr2" draw:text-style-name="P2" draw:layer="layout" svg:x1="1.326cm" svg:y1="1.92cm" svg:x2="10.773cm" svg:y2="1.92cm">
          <text:p/>
        </draw:line>
        <draw:polygon draw:style-name="gr3" draw:text-style-name="P3" draw:layer="layout" svg:width="0.286cm" svg:height="0.187cm" svg:x="1.756cm" svg:y="6.42cm" svg:viewBox="0 0 287 188" draw:points="0,188 287,188 287,0 0,0">
          <text:p/>
        </draw:polygon>
        <draw:polygon draw:style-name="gr3" draw:text-style-name="P3" draw:layer="layout" svg:width="0.286cm" svg:height="0.593cm" svg:x="2.042cm" svg:y="6.014cm" svg:viewBox="0 0 287 594" draw:points="0,594 287,594 287,0 0,0">
          <text:p/>
        </draw:polygon>
        <draw:polygon draw:style-name="gr3" draw:text-style-name="P3" draw:layer="layout" svg:width="0.285cm" svg:height="0.406cm" svg:x="2.328cm" svg:y="6.201cm" svg:viewBox="0 0 286 407" draw:points="0,407 286,407 286,0 0,0">
          <text:p/>
        </draw:polygon>
        <draw:polygon draw:style-name="gr3" draw:text-style-name="P3" draw:layer="layout" svg:width="0.286cm" svg:height="0.531cm" svg:x="2.614cm" svg:y="6.076cm" svg:viewBox="0 0 287 532" draw:points="0,532 287,532 287,0 0,0">
          <text:p/>
        </draw:polygon>
        <draw:polygon draw:style-name="gr3" draw:text-style-name="P3" draw:layer="layout" svg:width="0.286cm" svg:height="0.374cm" svg:x="2.901cm" svg:y="6.233cm" svg:viewBox="0 0 287 375" draw:points="0,375 287,375 287,0 0,0">
          <text:p/>
        </draw:polygon>
        <draw:polygon draw:style-name="gr3" draw:text-style-name="P3" draw:layer="layout" svg:width="0.286cm" svg:height="0.718cm" svg:x="3.187cm" svg:y="5.889cm" svg:viewBox="0 0 287 719" draw:points="0,719 287,719 287,0 0,0">
          <text:p/>
        </draw:polygon>
        <draw:polygon draw:style-name="gr3" draw:text-style-name="P3" draw:layer="layout" svg:width="0.285cm" svg:height="0.437cm" svg:x="3.473cm" svg:y="6.17cm" svg:viewBox="0 0 286 438" draw:points="0,438 286,438 286,0 0,0">
          <text:p/>
        </draw:polygon>
        <draw:polygon draw:style-name="gr3" draw:text-style-name="P3" draw:layer="layout" svg:width="0.285cm" svg:height="0.374cm" svg:x="3.76cm" svg:y="6.233cm" svg:viewBox="0 0 286 375" draw:points="0,375 286,375 286,0 0,0">
          <text:p/>
        </draw:polygon>
        <draw:polygon draw:style-name="gr3" draw:text-style-name="P3" draw:layer="layout" svg:width="0.286cm" svg:height="0.593cm" svg:x="4.046cm" svg:y="6.014cm" svg:viewBox="0 0 287 594" draw:points="0,594 287,594 287,0 0,0">
          <text:p/>
        </draw:polygon>
        <draw:polygon draw:style-name="gr3" draw:text-style-name="P3" draw:layer="layout" svg:width="0.286cm" svg:height="1.874cm" svg:x="4.332cm" svg:y="4.733cm" svg:viewBox="0 0 287 1875" draw:points="0,1875 287,1875 287,0 0,0">
          <text:p/>
        </draw:polygon>
        <draw:polygon draw:style-name="gr3" draw:text-style-name="P3" draw:layer="layout" svg:width="0.286cm" svg:height="0.531cm" svg:x="4.618cm" svg:y="6.076cm" svg:viewBox="0 0 287 532" draw:points="0,532 287,532 287,0 0,0">
          <text:p/>
        </draw:polygon>
        <draw:polygon draw:style-name="gr3" draw:text-style-name="P3" draw:layer="layout" svg:width="0.285cm" svg:height="0.843cm" svg:x="4.905cm" svg:y="5.764cm" svg:viewBox="0 0 286 844" draw:points="0,844 286,844 286,0 0,0">
          <text:p/>
        </draw:polygon>
        <draw:polygon draw:style-name="gr3" draw:text-style-name="P3" draw:layer="layout" svg:width="0.286cm" svg:height="0.625cm" svg:x="5.191cm" svg:y="5.983cm" svg:viewBox="0 0 287 626" draw:points="0,626 287,626 287,0 0,0">
          <text:p/>
        </draw:polygon>
        <draw:polygon draw:style-name="gr3" draw:text-style-name="P3" draw:layer="layout" svg:width="0.286cm" svg:height="1.062cm" svg:x="5.477cm" svg:y="5.545cm" svg:viewBox="0 0 287 1063" draw:points="0,1063 287,1063 287,0 0,0">
          <text:p/>
        </draw:polygon>
        <draw:polygon draw:style-name="gr3" draw:text-style-name="P3" draw:layer="layout" svg:width="0.286cm" svg:height="2.937cm" svg:x="5.763cm" svg:y="3.67cm" svg:viewBox="0 0 287 2938" draw:points="0,2938 287,2938 287,0 0,0">
          <text:p/>
        </draw:polygon>
        <draw:polygon draw:style-name="gr3" draw:text-style-name="P3" draw:layer="layout" svg:width="0.286cm" svg:height="5.593cm" svg:x="6.05cm" svg:y="1.014cm" svg:viewBox="0 0 287 5594" draw:points="0,5594 287,5594 287,0 0,0">
          <text:p/>
        </draw:polygon>
        <draw:polygon draw:style-name="gr3" draw:text-style-name="P3" draw:layer="layout" svg:width="0.286cm" svg:height="3.437cm" svg:x="6.336cm" svg:y="3.17cm" svg:viewBox="0 0 287 3438" draw:points="0,3438 287,3438 287,0 0,0">
          <text:p/>
        </draw:polygon>
        <draw:polygon draw:style-name="gr3" draw:text-style-name="P3" draw:layer="layout" svg:width="0.285cm" svg:height="3.468cm" svg:x="6.622cm" svg:y="3.139cm" svg:viewBox="0 0 286 3469" draw:points="0,3469 286,3469 286,0 0,0">
          <text:p/>
        </draw:polygon>
        <draw:polygon draw:style-name="gr3" draw:text-style-name="P3" draw:layer="layout" svg:width="0.286cm" svg:height="2.281cm" svg:x="6.908cm" svg:y="4.326cm" svg:viewBox="0 0 287 2282" draw:points="0,2282 287,2282 287,0 0,0">
          <text:p/>
        </draw:polygon>
        <draw:polygon draw:style-name="gr3" draw:text-style-name="P3" draw:layer="layout" svg:width="0.286cm" svg:height="1.249cm" svg:x="7.195cm" svg:y="5.358cm" svg:viewBox="0 0 287 1250" draw:points="0,1250 287,1250 287,0 0,0">
          <text:p/>
        </draw:polygon>
        <draw:polygon draw:style-name="gr3" draw:text-style-name="P3" draw:layer="layout" svg:width="0.286cm" svg:height="1.562cm" svg:x="7.481cm" svg:y="5.045cm" svg:viewBox="0 0 287 1563" draw:points="0,1563 287,1563 287,0 0,0">
          <text:p/>
        </draw:polygon>
        <draw:polygon draw:style-name="gr3" draw:text-style-name="P3" draw:layer="layout" svg:width="0.285cm" svg:height="1.468cm" svg:x="7.767cm" svg:y="5.139cm" svg:viewBox="0 0 286 1469" draw:points="0,1469 286,1469 286,0 0,0">
          <text:p/>
        </draw:polygon>
        <draw:polygon draw:style-name="gr3" draw:text-style-name="P3" draw:layer="layout" svg:width="0.285cm" svg:height="0.562cm" svg:x="8.054cm" svg:y="6.045cm" svg:viewBox="0 0 286 563" draw:points="0,563 286,563 286,0 0,0">
          <text:p/>
        </draw:polygon>
        <draw:polygon draw:style-name="gr3" draw:text-style-name="P3" draw:layer="layout" svg:width="0.286cm" svg:height="0.718cm" svg:x="8.34cm" svg:y="5.889cm" svg:viewBox="0 0 287 719" draw:points="0,719 287,719 287,0 0,0">
          <text:p/>
        </draw:polygon>
        <draw:polygon draw:style-name="gr3" draw:text-style-name="P3" draw:layer="layout" svg:width="0.286cm" svg:height="0.374cm" svg:x="8.626cm" svg:y="6.233cm" svg:viewBox="0 0 287 375" draw:points="0,375 287,375 287,0 0,0">
          <text:p/>
        </draw:polygon>
        <draw:polygon draw:style-name="gr3" draw:text-style-name="P3" draw:layer="layout" svg:width="0.286cm" svg:height="0.968cm" svg:x="8.912cm" svg:y="5.639cm" svg:viewBox="0 0 287 969" draw:points="0,969 287,969 287,0 0,0">
          <text:p/>
        </draw:polygon>
        <draw:polygon draw:style-name="gr3" draw:text-style-name="P3" draw:layer="layout" svg:width="0.285cm" svg:height="1.874cm" svg:x="9.199cm" svg:y="4.733cm" svg:viewBox="0 0 286 1875" draw:points="0,1875 286,1875 286,0 0,0">
          <text:p/>
        </draw:polygon>
        <draw:polygon draw:style-name="gr3" draw:text-style-name="P3" draw:layer="layout" svg:width="0.286cm" svg:height="0.625cm" svg:x="9.485cm" svg:y="5.983cm" svg:viewBox="0 0 287 626" draw:points="0,626 287,626 287,0 0,0">
          <text:p/>
        </draw:polygon>
        <draw:polygon draw:style-name="gr3" draw:text-style-name="P3" draw:layer="layout" svg:width="0.286cm" svg:height="0.156cm" svg:x="9.771cm" svg:y="6.451cm" svg:viewBox="0 0 287 157" draw:points="0,157 287,157 287,0 0,0">
          <text:p/>
        </draw:polygon>
        <draw:polygon draw:style-name="gr3" draw:text-style-name="P3" draw:layer="layout" svg:width="0.286cm" svg:height="0.031cm" svg:x="10.057cm" svg:y="6.576cm" svg:viewBox="0 0 287 32" draw:points="0,32 287,32 287,0 0,0">
          <text:p/>
        </draw:polygon>
        <draw:frame draw:style-name="gr4" draw:text-style-name="P5" draw:layer="layout" svg:width="0.197cm" svg:height="0.395cm" svg:x="1.174cm" svg:y="6.528cm">
          <draw:text-box>
            <text:p text:style-name="P4"><text:span text:style-name="T1">0</text:span></text:p>
          </draw:text-box>
        </draw:frame>
        <draw:frame draw:style-name="gr5" draw:text-style-name="P5" draw:layer="layout" svg:width="0.391cm" svg:height="0.395cm" svg:x="1.093cm" svg:y="4.966cm">
          <draw:text-box>
            <text:p text:style-name="P4"><text:span text:style-name="T1">50</text:span></text:p>
          </draw:text-box>
        </draw:frame>
        <draw:frame draw:style-name="gr6" draw:text-style-name="P5" draw:layer="layout" svg:width="0.586cm" svg:height="0.395cm" svg:x="1.013cm" svg:y="3.403cm">
          <draw:text-box>
            <text:p text:style-name="P4"><text:span text:style-name="T1">100</text:span></text:p>
          </draw:text-box>
        </draw:frame>
        <draw:line draw:style-name="gr7" draw:text-style-name="P2" draw:layer="layout" svg:x1="1.287cm" svg:y1="6.608cm" svg:x2="1.326cm" svg:y2="6.608cm">
          <text:p/>
        </draw:line>
        <draw:line draw:style-name="gr7" draw:text-style-name="P2" draw:layer="layout" svg:x1="1.287cm" svg:y1="5.045cm" svg:x2="1.326cm" svg:y2="5.045cm">
          <text:p/>
        </draw:line>
        <draw:line draw:style-name="gr7" draw:text-style-name="P2" draw:layer="layout" svg:x1="1.287cm" svg:y1="3.483cm" svg:x2="1.326cm" svg:y2="3.483cm">
          <text:p/>
        </draw:line>
        <draw:line draw:style-name="gr7" draw:text-style-name="P2" draw:layer="layout" svg:x1="1.287cm" svg:y1="1.92cm" svg:x2="1.326cm" svg:y2="1.92cm">
          <text:p/>
        </draw:line>
        <draw:line draw:style-name="gr7" draw:text-style-name="P2" draw:layer="layout" svg:x1="1.899cm" svg:y1="6.927cm" svg:x2="1.899cm" svg:y2="6.887cm">
          <text:p/>
        </draw:line>
        <draw:line draw:style-name="gr7" draw:text-style-name="P2" draw:layer="layout" svg:x1="4.107cm" svg:y1="6.927cm" svg:x2="4.107cm" svg:y2="6.887cm">
          <text:p/>
        </draw:line>
        <draw:line draw:style-name="gr7" draw:text-style-name="P2" draw:layer="layout" svg:x1="6.315cm" svg:y1="6.927cm" svg:x2="6.315cm" svg:y2="6.887cm">
          <text:p/>
        </draw:line>
        <draw:line draw:style-name="gr7" draw:text-style-name="P2" draw:layer="layout" svg:x1="8.522cm" svg:y1="6.927cm" svg:x2="8.522cm" svg:y2="6.887cm">
          <text:p/>
        </draw:line>
        <draw:line draw:style-name="gr7" draw:text-style-name="P2" draw:layer="layout" svg:x1="10.73cm" svg:y1="6.927cm" svg:x2="10.73cm" svg:y2="6.887cm">
          <text:p/>
        </draw:line>
        <draw:frame draw:style-name="gr6" draw:text-style-name="P5" draw:layer="layout" svg:width="0.586cm" svg:height="0.395cm" svg:x="1.013cm" svg:y="1.841cm">
          <draw:text-box>
            <text:p text:style-name="P4"><text:span text:style-name="T1">150</text:span></text:p>
          </draw:text-box>
        </draw:frame>
        <draw:frame draw:style-name="gr8" draw:text-style-name="P5" draw:layer="layout" svg:width="0.197cm" svg:height="0.395cm" svg:x="1.859cm" svg:y="6.931cm">
          <draw:text-box>
            <text:p text:style-name="P4"><text:span text:style-name="T1">0</text:span></text:p>
          </draw:text-box>
        </draw:frame>
        <draw:frame draw:style-name="gr5" draw:text-style-name="P5" draw:layer="layout" svg:width="0.391cm" svg:height="0.395cm" svg:x="4.026cm" svg:y="6.931cm">
          <draw:text-box>
            <text:p text:style-name="P4"><text:span text:style-name="T1">10</text:span></text:p>
          </draw:text-box>
        </draw:frame>
        <draw:frame draw:style-name="gr5" draw:text-style-name="P5" draw:layer="layout" svg:width="0.391cm" svg:height="0.395cm" svg:x="6.234cm" svg:y="6.931cm">
          <draw:text-box>
            <text:p text:style-name="P4"><text:span text:style-name="T1">20</text:span></text:p>
          </draw:text-box>
        </draw:frame>
        <draw:frame draw:style-name="gr5" draw:text-style-name="P5" draw:layer="layout" svg:width="0.391cm" svg:height="0.395cm" svg:x="8.442cm" svg:y="6.931cm">
          <draw:text-box>
            <text:p text:style-name="P4"><text:span text:style-name="T1">30</text:span></text:p>
          </draw:text-box>
        </draw:frame>
        <draw:frame draw:style-name="gr5" draw:text-style-name="P5" draw:layer="layout" svg:width="0.391cm" svg:height="0.395cm" svg:x="10.65cm" svg:y="6.931cm">
          <draw:text-box>
            <text:p text:style-name="P4"><text:span text:style-name="T1">40</text:span></text:p>
          </draw:text-box>
        </draw:frame>
        <draw:frame draw:style-name="gr9" draw:text-style-name="P6" draw:layer="layout" svg:width="3.118cm" svg:height="0.475cm" svg:x="4.811cm" svg:y="7.51cm">
          <draw:text-box>
            <text:p text:style-name="P4"><text:span text:style-name="T2">Plan age (years)</text:span></text:p>
          </draw:text-box>
        </draw:frame>
        <draw:frame draw:style-name="gr10" draw:text-style-name="P6" draw:layer="layout" svg:width="3.541cm" svg:height="0.475cm" draw:transform="rotate (1.5707963267949) translate (0.439cm 5.838cm)">
          <draw:text-box>
            <text:p text:style-name="P4"><text:span text:style-name="T2">Number of species</text:span></text:p>
          </draw:text-box>
        </draw:frame>
        <draw:polygon draw:style-name="gr1" draw:text-style-name="P1" draw:layer="layout" svg:width="10.159cm" svg:height="6.73cm" svg:x="11.368cm" svg:y="0.58cm" svg:viewBox="0 0 10160 6731" draw:points="0,6731 10160,6731 10160,0 0,0">
          <text:p/>
        </draw:polygon>
        <draw:line draw:style-name="gr2" draw:text-style-name="P2" draw:layer="layout" svg:x1="12.073cm" svg:y1="6.602cm" svg:x2="21.448cm" svg:y2="6.602cm">
          <text:p/>
        </draw:line>
        <draw:line draw:style-name="gr2" draw:text-style-name="P2" draw:layer="layout" svg:x1="12.073cm" svg:y1="5.106cm" svg:x2="21.448cm" svg:y2="5.106cm">
          <text:p/>
        </draw:line>
        <draw:line draw:style-name="gr2" draw:text-style-name="P2" draw:layer="layout" svg:x1="12.073cm" svg:y1="3.61cm" svg:x2="21.448cm" svg:y2="3.61cm">
          <text:p/>
        </draw:line>
        <draw:line draw:style-name="gr2" draw:text-style-name="P2" draw:layer="layout" svg:x1="12.073cm" svg:y1="2.114cm" svg:x2="21.448cm" svg:y2="2.114cm">
          <text:p/>
        </draw:line>
        <draw:polyline draw:style-name="gr11" draw:text-style-name="P2" draw:layer="layout" svg:width="8.523cm" svg:height="5.625cm" svg:x="12.499cm" svg:y="0.941cm" svg:viewBox="0 0 8524 5626" draw:points="0,5626 7,5626 15,5620 22,5611 30,5573 37,5571 44,5528 51,5513 59,5510 66,5507 73,5501 81,5493 88,5489 95,5472 102,5472 110,5472 117,5448 125,5445 132,5421 139,5421 146,5421 154,5421 161,5391 168,5390 176,5388 183,5327 190,5320 197,5313 205,5299 212,5297 219,5295 227,5290 234,5235 242,5235 249,5233 256,5184 263,5184 271,5184 278,5165 286,5165 293,5165 300,5095 307,5070 314,5055 322,5053 329,5038 337,5008 344,5008 351,5008 358,5008 366,5008 373,5002 380,4997 388,4996 395,4988 402,4978 410,4978 417,4978 424,4978 432,4973 439,4919 446,4915 453,4915 461,4905 468,4887 475,4887 483,4866 490,4785 497,4770 504,4748 512,4734 519,4734 527,4734 534,4734 541,4719 548,4715 556,4715 563,4715 570,4715 578,4715 585,4715 592,4715 599,4715 607,4715 614,4703 622,4703 629,4693 636,4684 643,4671 651,4662 658,4583 665,4547 673,4518 680,4518 687,4518 694,4518 702,4518 709,4504 717,4497 724,4492 731,4480 738,4477 746,4467 753,4448 760,4388 768,4385 775,4366 782,4364 790,4355 797,4317 804,4311 812,4300 819,4286 826,4278 834,4275 841,4268 848,4186 855,4168 863,4153 870,4131 878,4129 885,4129 892,4128 899,4121 906,4104 914,4081 921,4079 929,4079 936,4067 943,4062 950,4062 958,4055 965,4048 973,4041 980,4019 987,3973 994,3972 1002,3971 1009,3971 1016,3971 1024,3971 1031,3971 1038,3971 1045,3971 1053,3971 1060,3971 1067,3971 1075,3971 1082,3971 1089,3971 1097,3971 1104,3971 1111,3971 1119,3971 1126,3971 1133,3971 1140,3971 1148,3971 1155,3971 1162,3970 1170,3969 1177,3959 1184,3947 1192,3944 1199,3944 1206,3941 1214,3866 1221,3855 1228,3855 1235,3855 1243,3855 1250,3855 1257,3855 1265,3855 1272,3855 1280,3855 1287,3855 1294,3855 1301,3855 1309,3855 1316,3855 1323,3855 1331,3855 1338,3855 1345,3855 1353,3855 1360,3855 1367,3852 1375,3850 1382,3850 1389,3850 1396,3850 1404,3850 1411,3850 1418,3824 1426,3818 1433,3811 1440,3811 1447,3808 1455,3807 1462,3708 1470,3702 1477,3674 1484,3672 1491,3672 1499,3667 1506,3657 1513,3657 1521,3657 1528,3657 1535,3657 1542,3643 1550,3622 1557,3622 1565,3622 1572,3622 1579,3622 1586,3617 1594,3599 1601,3522 1608,3520 1616,3520 1623,3520 1630,3520 1637,3520 1645,3520 1652,3520 1660,3520 1667,3519 1674,3519 1681,3519 1689,3518 1696,3516 1703,3511 1711,3510 1718,3505 1725,3503 1732,3503 1740,3451 1747,3424 1755,3375 1762,3375 1769,3375 1777,3373 1784,3372 1791,3371 1798,3371 1806,3362 1813,3362 1821,3362 1828,3362 1835,3362 1842,3362 1849,3350 1857,3350 1864,3350 1872,3326 1879,3324 1886,3238 1893,3224 1901,3209 1908,3169 1916,3126 1923,3095 1930,3095 1937,3095 1945,3095 1952,3095 1959,3095 1967,3095 1974,3095 1981,3095 1988,3095 1996,3095 2003,3095 2010,3095 2018,3095 2025,3095 2032,3086 2040,3074 2047,3074 2054,3074 2062,3074 2069,3074 2076,3074 2083,3074 2091,3074 2098,3074 2105,3074 2113,3074 2120,3074 2127,3074 2134,3060 2142,3038 2149,2975 2157,2973 2164,2954 2171,2926 2178,2926 2186,2926 2193,2926 2200,2926 2208,2926 2215,2926 2222,2926 2229,2925 2237,2898 2244,2892 2252,2892 2259,2892 2266,2892 2274,2892 2281,2892 2288,2892 2295,2892 2303,2892 2310,2892 2318,2892 2325,2892 2332,2892 2339,2892 2347,2892 2354,2892 2361,2892 2369,2892 2376,2892 2383,2892 2390,2892 2398,2892 2405,2892 2413,2892 2420,2892 2427,2892 2434,2892 2442,2892 2449,2892 2456,2892 2464,2892 2471,2892 2478,2892 2485,2892 2493,2892 2500,2892 2508,2889 2515,2886 2522,2870 2529,2870 2536,2870 2544,2870 2551,2870 2559,2870 2566,2870 2573,2870 2580,2870 2588,2870 2595,2870 2603,2870 2610,2870 2617,2870 2624,2870 2632,2870 2639,2870 2646,2870 2654,2870 2661,2870 2668,2870 2675,2870 2683,2870 2690,2870 2697,2870 2705,2870 2712,2870 2719,2870 2727,2870 2734,2870 2741,2870 2749,2870 2756,2870 2764,2870 2770,2870 2778,2870 2785,2870 2792,2870 2800,2870 2807,2870 2815,2870 2822,2870 2829,2840 2836,2807 2844,2791 2851,2787 2858,2779 2866,2779 2873,2779 2880,2779 2888,2776 2895,2776 2902,2776 2910,2776 2917,2776 2924,2776 2931,2776 2939,2776 2946,2776 2953,2776 2961,2776 2968,2776 2975,2776 2983,2776 2990,2776 2997,2776 3005,2776 3012,2776 3019,2776 3026,2776 3034,2776 3041,2776 3048,2776 3056,2776 3063,2776 3070,2776 3077,2776 3085,2776 3092,2776 3100,2776 3107,2776 3114,2776 3121,2776 3129,2776 3136,2776 3144,2776 3151,2776 3158,2776 3166,2775 3173,2775 3180,2775 3188,2775 3195,2775 3202,2775 3209,2775 3217,2775 3224,2775 3232,2775 3239,2775 3246,2775 3254,2775 3260,2775 3268,2775 3275,2775 3283,2774 3290,2774 3297,2772 3305,2768 3312,2768 3319,2768 3327,2765 3334,2765 3341,2765 3349,2765 3356,2765 3363,2765 3370,2765 3378,2762 3385,2755 3392,2755 3400,2755 3407,2755 3414,2755 3421,2755 3429,2755 3436,2755 3444,2755 3451,2755 3458,2755 3465,2755 3473,2755 3480,2755 3487,2755 3495,2755 3502,2755 3509,2755 3516,2755 3524,2755 3531,2755 3539,2755 3546,2755 3553,2755 3560,2755 3568,2755 3575,2755 3582,2755 3590,2755 3597,2755 3604,2755 3611,2755 3619,2755 3626,2755 3634,2755 3641,2755 3648,2755 3655,2755 3663,2755 3670,2755 3677,2755 3685,2755 3692,2755 3699,2755 3707,2755 3714,2755 3721,2755 3729,2755 3736,2755 3743,2755 3750,2755 3758,2755 3765,2755 3772,2755 3780,2755 3787,2755 3795,2755 3802,2755 3809,2755 3816,2755 3824,2755 3831,2755 3838,2755 3846,2755 3853,2755 3860,2755 3867,2751 3875,2751 3882,2751 3890,2739 3897,2727 3904,2725 3911,2724 3919,2724 3926,2724 3933,2721 3941,2721 3948,2721 3955,2718 3962,2718 3970,2718 3977,2712 3984,2712 3992,2712 3999,2705 4006,2705 4014,2705 4021,2705 4028,2705 4036,2705 4043,2705 4050,2705 4057,2702 4065,2701 4072,2701 4079,2701 4087,2701 4094,2689 4101,2669 4109,2669 4116,2669 4123,2669 4131,2668 4138,2626 4145,2626 4152,2626 4160,2626 4167,2626 4175,2626 4182,2626 4189,2624 4196,2621 4203,2621 4211,2620 4218,2620 4226,2617 4233,2617 4240,2616 4247,2607 4255,2601 4262,2601 4270,2601 4277,2601 4284,2601 4292,2601 4299,2601 4306,2601 4313,2601 4321,2601 4328,2601 4335,2601 4343,2601 4350,2601 4357,2601 4364,2601 4372,2601 4379,2601 4387,2601 4394,2601 4401,2601 4408,2599 4416,2598 4423,2591 4430,2587 4438,2575 4445,2545 4452,2540 4459,2526 4467,2521 4474,2500 4482,2494 4489,2494 4496,2494 4503,2490 4511,2489 4518,2487 4525,2484 4533,2477 4540,2477 4547,2477 4554,2477 4562,2475 4569,2475 4577,2475 4584,2475 4591,2475 4598,2475 4606,2475 4613,2475 4620,2475 4628,2475 4635,2475 4642,2475 4649,2475 4657,2475 4664,2475 4671,2475 4679,2475 4686,2475 4693,2475 4701,2475 4708,2475 4715,2475 4723,2475 4730,2475 4737,2475 4744,2475 4752,2475 4759,2475 4767,2475 4774,2475 4781,2475 4789,2475 4796,2475 4803,2475 4810,2475 4818,2475 4825,2475 4832,2475 4840,2475 4847,2475 4854,2475 4862,2475 4869,2475 4876,2475 4884,2475 4891,2475 4898,2475 4905,2475 4913,2475 4920,2475 4927,2475 4935,2462 4942,2456 4949,2445 4957,2445 4964,2444 4971,2434 4979,2434 4986,2434 4993,2434 5000,2434 5008,2434 5015,2428 5022,2420 5030,2420 5037,2419 5044,2414 5051,2411 5059,2411 5066,2408 5074,2383 5081,2383 5088,2383 5095,2383 5103,2383 5110,2383 5118,2383 5125,2383 5132,2350 5139,2350 5146,2350 5154,2348 5161,2331 5169,2326 5176,2326 5183,2326 5190,2326 5198,2326 5205,2326 5212,2326 5220,2326 5227,2326 5234,2326 5242,2323 5249,2322 5256,2322 5264,2322 5271,2322 5278,2322 5286,2322 5293,2322 5300,2322 5307,2322 5315,2322 5322,2322 5330,2322 5337,2322 5344,2322 5351,2322 5359,2322 5366,2322 5373,2322 5381,2322 5388,2322 5395,2322 5402,2322 5410,2322 5417,2322 5425,2322 5432,2322 5439,2322 5446,2322 5454,2322 5461,2322 5468,2322 5476,2322 5483,2322 5490,2322 5497,2322 5505,2322 5512,2322 5520,2322 5527,2322 5534,2322 5541,2322 5549,2322 5556,2322 5563,2322 5571,2322 5578,2322 5585,2322 5592,2322 5600,2322 5607,2322 5614,2322 5622,2322 5629,2322 5636,2322 5644,2322 5651,2322 5658,2322 5666,2314 5673,2306 5680,2301 5687,2301 5695,2301 5702,2301 5710,2301 5717,2301 5724,2301 5731,2301 5739,2299 5746,2283 5753,2260 5761,2259 5768,2259 5775,2259 5782,2259 5790,2256 5797,2251 5805,2251 5812,2251 5819,2250 5827,2250 5834,2227 5841,2221 5848,2221 5856,2221 5863,2221 5870,2221 5878,2221 5885,2221 5892,2207 5900,2177 5907,2177 5914,2175 5922,2175 5929,2175 5936,2173 5943,2173 5951,2172 5958,2170 5965,2170 5973,2170 5980,2167 5987,2165 5994,2165 6002,2165 6009,2162 6017,2162 6024,2162 6031,2162 6038,2162 6046,2162 6053,2162 6060,2137 6068,2136 6075,2136 6082,2136 6089,2136 6097,2135 6104,2135 6112,2135 6119,2127 6126,2127 6133,2127 6141,2127 6148,2127 6155,2123 6163,2123 6170,2120 6177,2119 6185,2116 6192,2116 6199,2116 6207,2115 6214,2111 6221,2110 6228,2104 6236,2102 6243,2100 6250,2096 6258,2090 6265,2078 6272,2078 6279,2073 6287,2058 6294,2058 6301,2057 6309,2055 6316,2055 6324,2027 6331,2027 6338,2027 6345,2027 6353,2026 6360,2026 6368,2024 6375,2024 6382,2024 6389,2024 6397,2021 6404,2019 6411,2013 6419,2010 6426,2008 6433,2008 6440,2007 6448,2000 6455,1999 6462,1992 6470,1992 6477,1992 6484,1974 6492,1966 6499,1964 6506,1963 6514,1957 6521,1951 6528,1945 6535,1935 6543,1932 6550,1931 6557,1895 6565,1895 6572,1881 6579,1877 6587,1877 6594,1877 6601,1877 6609,1877 6616,1877 6623,1877 6630,1877 6638,1877 6645,1858 6653,1856 6660,1856 6667,1856 6674,1847 6681,1844 6689,1840 6696,1838 6704,1832 6711,1821 6718,1817 6725,1812 6733,1798 6740,1794 6748,1782 6755,1778 6762,1769 6769,1766 6776,1751 6784,1741 6791,1739 6799,1727 6806,1727 6813,1727 6821,1727 6828,1727 6835,1727 6842,1727 6850,1726 6857,1724 6865,1722 6872,1717 6879,1710 6886,1708 6894,1708 6901,1705 6908,1700 6916,1694 6923,1694 6930,1694 6937,1691 6945,1652 6952,1650 6960,1648 6967,1646 6974,1642 6981,1628 6989,1628 6996,1628 7003,1614 7011,1604 7018,1601 7025,1591 7032,1588 7040,1588 7047,1577 7055,1577 7062,1577 7069,1577 7076,1577 7084,1577 7091,1577 7098,1577 7106,1577 7113,1577 7120,1577 7127,1577 7135,1577 7142,1577 7150,1577 7157,1577 7164,1577 7171,1575 7179,1575 7186,1575 7193,1573 7201,1573 7208,1573 7215,1558 7222,1546 7230,1544 7237,1531 7244,1519 7252,1508 7259,1508 7266,1508 7274,1508 7281,1507 7288,1489 7296,1476 7303,1469 7311,1464 7318,1462 7325,1450 7332,1447 7340,1447 7347,1447 7354,1447 7362,1447 7369,1447 7376,1447 7383,1425 7391,1424 7398,1401 7405,1397 7413,1332 7420,1296 7427,1282 7435,1282 7442,1281 7449,1279 7457,1277 7464,1265 7471,1260 7478,1253 7486,1226 7493,1207 7500,1207 7508,1206 7515,1206 7522,1160 7529,1140 7537,1131 7544,1126 7552,1108 7559,1108 7566,1108 7573,1105 7581,1103 7588,1091 7596,1065 7603,1065 7610,1048 7617,1048 7624,1031 7632,970 7639,937 7647,937 7654,910 7661,910 7668,910 7676,902 7683,902 7690,902 7698,900 7705,900 7712,900 7719,881 7727,867 7734,865 7742,865 7749,864 7756,857 7763,836 7771,829 7778,828 7785,822 7793,822 7800,810 7808,808 7815,792 7822,790 7829,789 7837,754 7844,754 7851,753 7859,753 7866,751 7873,728 7880,728 7888,728 7895,727 7903,696 7910,689 7917,684 7924,684 7932,682 7939,682 7946,682 7954,679 7961,676 7968,676 7975,676 7983,675 7990,675 7998,675 8005,675 8012,672 8019,670 8027,664 8034,664 8041,657 8049,646 8056,646 8063,646 8070,646 8078,646 8085,646 8092,641 8100,624 8107,621 8114,620 8122,615 8129,615 8136,615 8144,612 8151,612 8158,612 8165,612 8173,604 8180,604 8187,604 8195,604 8202,603 8209,601 8217,600 8224,595 8231,592 8239,583 8246,578 8253,578 8260,578 8268,578 8275,578 8283,578 8290,578 8297,575 8304,552 8311,551 8319,527 8326,523 8334,523 8341,520 8348,520 8356,504 8363,489 8370,485 8378,471 8385,471 8392,471 8400,469 8407,465 8414,465 8421,429 8429,410 8436,410 8443,386 8451,386 8458,374 8465,360 8472,356 8480,346 8487,314 8495,310 8502,288 8509,274 8516,219 8524,0">
          <text:p/>
        </draw:polyline>
        <draw:frame draw:style-name="gr8" draw:text-style-name="P5" draw:layer="layout" svg:width="0.197cm" svg:height="0.395cm" svg:x="11.921cm" svg:y="6.523cm">
          <draw:text-box>
            <text:p text:style-name="P4"><text:span text:style-name="T1">0</text:span></text:p>
          </draw:text-box>
        </draw:frame>
        <draw:frame draw:style-name="gr5" draw:text-style-name="P5" draw:layer="layout" svg:width="0.391cm" svg:height="0.395cm" svg:x="11.84cm" svg:y="5.027cm">
          <draw:text-box>
            <text:p text:style-name="P4"><text:span text:style-name="T1">10</text:span></text:p>
          </draw:text-box>
        </draw:frame>
        <draw:frame draw:style-name="gr5" draw:text-style-name="P5" draw:layer="layout" svg:width="0.391cm" svg:height="0.395cm" svg:x="11.84cm" svg:y="3.531cm">
          <draw:text-box>
            <text:p text:style-name="P4"><text:span text:style-name="T1">20</text:span></text:p>
          </draw:text-box>
        </draw:frame>
        <draw:line draw:style-name="gr7" draw:text-style-name="P2" draw:layer="layout" svg:x1="12.033cm" svg:y1="6.602cm" svg:x2="12.073cm" svg:y2="6.602cm">
          <text:p/>
        </draw:line>
        <draw:line draw:style-name="gr7" draw:text-style-name="P2" draw:layer="layout" svg:x1="12.033cm" svg:y1="5.106cm" svg:x2="12.073cm" svg:y2="5.106cm">
          <text:p/>
        </draw:line>
        <draw:line draw:style-name="gr7" draw:text-style-name="P2" draw:layer="layout" svg:x1="12.033cm" svg:y1="3.61cm" svg:x2="12.073cm" svg:y2="3.61cm">
          <text:p/>
        </draw:line>
        <draw:line draw:style-name="gr7" draw:text-style-name="P2" draw:layer="layout" svg:x1="12.033cm" svg:y1="2.114cm" svg:x2="12.073cm" svg:y2="2.114cm">
          <text:p/>
        </draw:line>
        <draw:line draw:style-name="gr7" draw:text-style-name="P2" draw:layer="layout" svg:x1="12.492cm" svg:y1="6.888cm" svg:x2="12.492cm" svg:y2="6.848cm">
          <text:p/>
        </draw:line>
        <draw:line draw:style-name="gr7" draw:text-style-name="P2" draw:layer="layout" svg:x1="14.624cm" svg:y1="6.888cm" svg:x2="14.624cm" svg:y2="6.848cm">
          <text:p/>
        </draw:line>
        <draw:line draw:style-name="gr7" draw:text-style-name="P2" draw:layer="layout" svg:x1="16.757cm" svg:y1="6.888cm" svg:x2="16.757cm" svg:y2="6.848cm">
          <text:p/>
        </draw:line>
        <draw:line draw:style-name="gr7" draw:text-style-name="P2" draw:layer="layout" svg:x1="18.889cm" svg:y1="6.888cm" svg:x2="18.889cm" svg:y2="6.848cm">
          <text:p/>
        </draw:line>
        <draw:line draw:style-name="gr7" draw:text-style-name="P2" draw:layer="layout" svg:x1="21.022cm" svg:y1="6.888cm" svg:x2="21.022cm" svg:y2="6.848cm">
          <text:p/>
        </draw:line>
        <draw:frame draw:style-name="gr12" draw:text-style-name="P5" draw:layer="layout" svg:width="0.391cm" svg:height="0.395cm" svg:x="11.84cm" svg:y="2.035cm">
          <draw:text-box>
            <text:p text:style-name="P4"><text:span text:style-name="T1">30</text:span></text:p>
          </draw:text-box>
        </draw:frame>
        <draw:frame draw:style-name="gr4" draw:text-style-name="P5" draw:layer="layout" svg:width="0.197cm" svg:height="0.395cm" svg:x="12.451cm" svg:y="6.892cm">
          <draw:text-box>
            <text:p text:style-name="P4"><text:span text:style-name="T1">0</text:span></text:p>
          </draw:text-box>
        </draw:frame>
        <draw:frame draw:style-name="gr5" draw:text-style-name="P5" draw:layer="layout" svg:width="0.391cm" svg:height="0.395cm" svg:x="14.544cm" svg:y="6.892cm">
          <draw:text-box>
            <text:p text:style-name="P4"><text:span text:style-name="T1">25</text:span></text:p>
          </draw:text-box>
        </draw:frame>
        <draw:frame draw:style-name="gr5" draw:text-style-name="P5" draw:layer="layout" svg:width="0.391cm" svg:height="0.395cm" svg:x="16.676cm" svg:y="6.892cm">
          <draw:text-box>
            <text:p text:style-name="P4"><text:span text:style-name="T1">50</text:span></text:p>
          </draw:text-box>
        </draw:frame>
        <draw:frame draw:style-name="gr5" draw:text-style-name="P5" draw:layer="layout" svg:width="0.391cm" svg:height="0.395cm" svg:x="18.809cm" svg:y="6.892cm">
          <draw:text-box>
            <text:p text:style-name="P4"><text:span text:style-name="T1">75</text:span></text:p>
          </draw:text-box>
        </draw:frame>
        <draw:frame draw:style-name="gr6" draw:text-style-name="P5" draw:layer="layout" svg:width="0.586cm" svg:height="0.395cm" svg:x="20.901cm" svg:y="6.892cm">
          <draw:text-box>
            <text:p text:style-name="P4"><text:span text:style-name="T1">100</text:span></text:p>
          </draw:text-box>
        </draw:frame>
        <draw:frame draw:style-name="gr13" draw:text-style-name="P6" draw:layer="layout" svg:width="5.23cm" svg:height="0.475cm" draw:transform="rotate (1.5707963267949) translate (11.114cm 6.53cm)">
          <draw:text-box>
            <text:p text:style-name="P4"><text:span text:style-name="T2">Age of species' plan (years)</text:span></text:p>
          </draw:text-box>
        </draw:frame>
        <draw:polygon draw:style-name="gr1" draw:text-style-name="P1" draw:layer="layout" svg:width="10.159cm" svg:height="6.73cm" svg:x="11.43cm" svg:y="7.431cm" svg:viewBox="0 0 10160 6731" draw:points="0,6731 10160,6731 10160,0 0,0">
          <text:p/>
        </draw:polygon>
        <draw:line draw:style-name="gr2" draw:text-style-name="P2" draw:layer="layout" svg:x1="12.135cm" svg:y1="13.453cm" svg:x2="21.51cm" svg:y2="13.453cm">
          <text:p/>
        </draw:line>
        <draw:line draw:style-name="gr2" draw:text-style-name="P2" draw:layer="layout" svg:x1="12.135cm" svg:y1="11.957cm" svg:x2="21.51cm" svg:y2="11.957cm">
          <text:p/>
        </draw:line>
        <draw:line draw:style-name="gr2" draw:text-style-name="P2" draw:layer="layout" svg:x1="12.135cm" svg:y1="10.461cm" svg:x2="21.51cm" svg:y2="10.461cm">
          <text:p/>
        </draw:line>
        <draw:line draw:style-name="gr2" draw:text-style-name="P2" draw:layer="layout" svg:x1="12.135cm" svg:y1="8.965cm" svg:x2="21.51cm" svg:y2="8.965cm">
          <text:p/>
        </draw:line>
        <draw:polyline draw:style-name="gr11" draw:text-style-name="P2" draw:layer="layout" svg:width="8.523cm" svg:height="5.625cm" svg:x="12.561cm" svg:y="7.792cm" svg:viewBox="0 0 8524 5626" draw:points="0,5626 14,5620 28,5611 43,5573 57,5571 71,5528 85,5513 100,5510 114,5507 128,5501 142,5493 156,5489 170,5472 185,5448 199,5445 213,5421 227,5391 241,5390 255,5388 269,5327 284,5320 298,5313 312,5299 326,5297 341,5295 355,5290 369,5235 383,5233 397,5184 411,5165 426,5165 440,5095 454,5070 468,5055 483,5053 497,5038 511,5008 525,5002 539,4997 553,4996 567,4988 582,4978 596,4973 610,4919 624,4915 639,4905 653,4887 667,4866 681,4785 695,4770 709,4748 724,4734 738,4719 752,4715 766,4703 780,4693 794,4684 808,4671 823,4662 837,4583 851,4547 865,4518 879,4504 894,4497 908,4492 922,4480 936,4477 950,4467 965,4448 979,4388 993,4385 1007,4366 1021,4364 1036,4355 1050,4317 1064,4311 1078,4300 1092,4286 1106,4278 1120,4275 1135,4268 1149,4186 1163,4168 1177,4153 1191,4131 1206,4129 1220,4128 1234,4121 1248,4104 1262,4081 1277,4079 1291,4079 1305,4067 1319,4062 1333,4055 1347,4048 1362,4041 1376,4019 1390,3973 1404,3972 1418,3971 1433,3971 1447,3970 1461,3969 1475,3959 1489,3947 1503,3944 1518,3941 1532,3866 1546,3855 1560,3852 1575,3850 1588,3824 1603,3818 1617,3811 1631,3808 1645,3807 1659,3708 1674,3702 1688,3674 1702,3672 1716,3672 1730,3667 1744,3657 1759,3643 1773,3622 1787,3617 1801,3599 1816,3522 1830,3520 1844,3520 1858,3519 1872,3519 1886,3519 1901,3518 1915,3516 1929,3511 1943,3510 1957,3505 1972,3503 1986,3451 2000,3424 2014,3375 2028,3375 2042,3375 2057,3373 2071,3372 2085,3371 2099,3371 2113,3362 2127,3362 2142,3350 2156,3350 2170,3350 2184,3326 2198,3324 2213,3238 2227,3224 2241,3209 2255,3169 2269,3126 2283,3095 2297,3086 2312,3074 2326,3060 2340,3038 2354,2975 2369,2973 2383,2954 2397,2926 2411,2926 2425,2926 2439,2925 2454,2898 2468,2892 2482,2889 2496,2886 2510,2870 2524,2840 2538,2807 2553,2791 2567,2787 2581,2779 2595,2779 2610,2776 2624,2776 2638,2776 2652,2776 2666,2775 2680,2775 2695,2775 2709,2775 2723,2775 2737,2774 2752,2774 2766,2772 2780,2768 2794,2768 2808,2765 2822,2762 2836,2755 2851,2751 2865,2751 2879,2739 2893,2727 2908,2725 2921,2724 2936,2721 2950,2718 2964,2718 2978,2712 2993,2705 3007,2705 3021,2705 3035,2705 3049,2705 3063,2702 3077,2701 3092,2701 3106,2689 3120,2669 3135,2669 3149,2669 3163,2669 3177,2668 3191,2626 3206,2626 3220,2626 3234,2626 3248,2626 3263,2626 3277,2624 3291,2621 3305,2621 3319,2620 3333,2620 3347,2617 3362,2616 3376,2607 3390,2601 3404,2599 3418,2598 3432,2591 3447,2587 3461,2575 3475,2545 3489,2540 3504,2526 3518,2521 3532,2500 3546,2494 3560,2494 3574,2494 3588,2490 3603,2489 3617,2487 3631,2484 3645,2477 3660,2477 3674,2477 3688,2477 3702,2475 3716,2475 3730,2462 3745,2456 3759,2445 3773,2444 3787,2434 3802,2434 3816,2428 3829,2420 3844,2420 3858,2419 3872,2414 3886,2411 3901,2411 3915,2408 3929,2383 3943,2350 3957,2348 3971,2331 3986,2326 4000,2326 4014,2326 4028,2323 4043,2322 4057,2322 4071,2314 4085,2306 4099,2301 4113,2301 4127,2299 4142,2283 4156,2260 4170,2259 4184,2259 4198,2259 4213,2256 4227,2251 4241,2250 4255,2250 4269,2227 4283,2221 4298,2207 4312,2177 4326,2177 4340,2175 4354,2175 4368,2175 4383,2173 4397,2172 4411,2170 4425,2167 4440,2165 4454,2165 4468,2162 4482,2137 4496,2136 4510,2135 4524,2135 4539,2127 4553,2123 4567,2120 4581,2119 4596,2116 4610,2116 4624,2115 4638,2111 4652,2110 4666,2104 4681,2102 4695,2100 4709,2096 4723,2090 4737,2078 4751,2078 4765,2073 4780,2058 4794,2058 4808,2057 4822,2055 4837,2055 4851,2027 4865,2027 4879,2027 4893,2027 4907,2026 4922,2026 4936,2024 4950,2024 4964,2024 4978,2021 4993,2019 5007,2013 5021,2010 5035,2008 5049,2007 5063,2000 5078,1999 5092,1992 5106,1974 5120,1966 5134,1964 5149,1963 5163,1957 5177,1951 5191,1945 5205,1935 5220,1932 5234,1931 5248,1895 5262,1895 5276,1881 5290,1877 5304,1877 5319,1877 5333,1877 5347,1877 5361,1877 5375,1877 5390,1877 5404,1858 5418,1856 5432,1856 5446,1847 5460,1844 5475,1840 5489,1838 5503,1832 5517,1821 5532,1817 5546,1812 5560,1798 5574,1794 5588,1782 5602,1778 5616,1769 5631,1766 5645,1751 5659,1741 5673,1739 5687,1727 5701,1727 5716,1727 5730,1727 5744,1727 5758,1727 5773,1727 5787,1726 5801,1724 5815,1722 5829,1717 5843,1710 5857,1708 5872,1708 5886,1705 5900,1700 5914,1694 5929,1694 5943,1694 5957,1691 5971,1652 5985,1650 5999,1648 6014,1646 6028,1642 6042,1628 6056,1628 6070,1614 6084,1604 6099,1601 6113,1591 6127,1588 6141,1588 6155,1577 6170,1577 6184,1577 6198,1577 6212,1577 6226,1575 6240,1575 6255,1575 6269,1573 6283,1573 6297,1573 6311,1558 6326,1546 6340,1544 6354,1531 6368,1519 6382,1508 6396,1508 6411,1508 6425,1508 6439,1507 6453,1489 6468,1476 6481,1469 6496,1464 6510,1462 6524,1450 6538,1447 6552,1447 6567,1447 6581,1425 6595,1424 6609,1401 6623,1397 6638,1332 6652,1296 6666,1282 6680,1282 6694,1281 6709,1279 6723,1277 6737,1265 6751,1260 6765,1253 6779,1226 6793,1207 6808,1207 6822,1206 6836,1206 6850,1160 6865,1140 6879,1131 6893,1126 6907,1108 6921,1105 6935,1103 6950,1091 6964,1065 6978,1065 6992,1048 7006,1048 7020,1031 7034,970 7049,937 7063,910 7077,910 7091,910 7106,902 7120,902 7134,902 7148,900 7162,900 7176,881 7191,867 7205,865 7219,865 7233,864 7248,857 7262,836 7276,829 7290,828 7304,822 7318,822 7332,810 7347,808 7361,792 7375,790 7389,789 7403,754 7417,754 7432,753 7446,753 7460,751 7474,728 7489,727 7503,696 7517,689 7531,684 7545,682 7559,679 7573,676 7588,676 7602,676 7616,675 7630,675 7645,675 7659,675 7673,672 7687,670 7701,664 7715,664 7729,657 7744,646 7758,646 7772,646 7786,646 7801,646 7814,646 7829,641 7843,624 7857,621 7871,620 7886,615 7900,612 7914,612 7928,612 7942,612 7956,604 7970,604 7985,604 7999,604 8013,603 8027,601 8042,600 8056,595 8070,592 8084,583 8098,578 8112,575 8127,552 8141,551 8155,527 8169,523 8184,523 8198,520 8212,520 8226,504 8240,489 8254,485 8268,471 8283,471 8297,471 8311,469 8325,465 8339,429 8353,410 8368,386 8382,386 8396,374 8410,360 8425,356 8439,346 8453,314 8467,310 8481,288 8495,274 8509,219 8524,0">
          <text:p/>
        </draw:polyline>
        <draw:frame draw:style-name="gr8" draw:text-style-name="P5" draw:layer="layout" svg:width="0.197cm" svg:height="0.395cm" svg:x="11.983cm" svg:y="13.374cm">
          <draw:text-box>
            <text:p text:style-name="P4"><text:span text:style-name="T1">0</text:span></text:p>
          </draw:text-box>
        </draw:frame>
        <draw:frame draw:style-name="gr5" draw:text-style-name="P5" draw:layer="layout" svg:width="0.391cm" svg:height="0.395cm" svg:x="11.902cm" svg:y="11.878cm">
          <draw:text-box>
            <text:p text:style-name="P4"><text:span text:style-name="T1">10</text:span></text:p>
          </draw:text-box>
        </draw:frame>
        <draw:frame draw:style-name="gr5" draw:text-style-name="P5" draw:layer="layout" svg:width="0.391cm" svg:height="0.395cm" svg:x="11.902cm" svg:y="10.382cm">
          <draw:text-box>
            <text:p text:style-name="P4"><text:span text:style-name="T1">20</text:span></text:p>
          </draw:text-box>
        </draw:frame>
        <draw:line draw:style-name="gr7" draw:text-style-name="P2" draw:layer="layout" svg:x1="12.095cm" svg:y1="13.453cm" svg:x2="12.135cm" svg:y2="13.453cm">
          <text:p/>
        </draw:line>
        <draw:line draw:style-name="gr7" draw:text-style-name="P2" draw:layer="layout" svg:x1="12.095cm" svg:y1="11.957cm" svg:x2="12.135cm" svg:y2="11.957cm">
          <text:p/>
        </draw:line>
        <draw:line draw:style-name="gr7" draw:text-style-name="P2" draw:layer="layout" svg:x1="12.095cm" svg:y1="10.461cm" svg:x2="12.135cm" svg:y2="10.461cm">
          <text:p/>
        </draw:line>
        <draw:line draw:style-name="gr7" draw:text-style-name="P2" draw:layer="layout" svg:x1="12.095cm" svg:y1="8.965cm" svg:x2="12.135cm" svg:y2="8.965cm">
          <text:p/>
        </draw:line>
        <draw:line draw:style-name="gr7" draw:text-style-name="P2" draw:layer="layout" svg:x1="12.547cm" svg:y1="13.739cm" svg:x2="12.547cm" svg:y2="13.699cm">
          <text:p/>
        </draw:line>
        <draw:line draw:style-name="gr7" draw:text-style-name="P2" draw:layer="layout" svg:x1="14.681cm" svg:y1="13.739cm" svg:x2="14.681cm" svg:y2="13.699cm">
          <text:p/>
        </draw:line>
        <draw:line draw:style-name="gr7" draw:text-style-name="P2" draw:layer="layout" svg:x1="16.815cm" svg:y1="13.739cm" svg:x2="16.815cm" svg:y2="13.699cm">
          <text:p/>
        </draw:line>
        <draw:line draw:style-name="gr7" draw:text-style-name="P2" draw:layer="layout" svg:x1="18.95cm" svg:y1="13.739cm" svg:x2="18.95cm" svg:y2="13.699cm">
          <text:p/>
        </draw:line>
        <draw:line draw:style-name="gr7" draw:text-style-name="P2" draw:layer="layout" svg:x1="21.084cm" svg:y1="13.739cm" svg:x2="21.084cm" svg:y2="13.699cm">
          <text:p/>
        </draw:line>
        <draw:frame draw:style-name="gr12" draw:text-style-name="P5" draw:layer="layout" svg:width="0.391cm" svg:height="0.395cm" svg:x="11.902cm" svg:y="8.886cm">
          <draw:text-box>
            <text:p text:style-name="P4"><text:span text:style-name="T1">30</text:span></text:p>
          </draw:text-box>
        </draw:frame>
        <draw:frame draw:style-name="gr4" draw:text-style-name="P5" draw:layer="layout" svg:width="0.197cm" svg:height="0.395cm" svg:x="12.507cm" svg:y="13.743cm">
          <draw:text-box>
            <text:p text:style-name="P4"><text:span text:style-name="T1">0</text:span></text:p>
          </draw:text-box>
        </draw:frame>
        <draw:frame draw:style-name="gr5" draw:text-style-name="P5" draw:layer="layout" svg:width="0.391cm" svg:height="0.395cm" svg:x="14.6cm" svg:y="13.743cm">
          <draw:text-box>
            <text:p text:style-name="P4"><text:span text:style-name="T1">25</text:span></text:p>
          </draw:text-box>
        </draw:frame>
        <draw:frame draw:style-name="gr5" draw:text-style-name="P5" draw:layer="layout" svg:width="0.391cm" svg:height="0.395cm" svg:x="16.735cm" svg:y="13.743cm">
          <draw:text-box>
            <text:p text:style-name="P4"><text:span text:style-name="T1">50</text:span></text:p>
          </draw:text-box>
        </draw:frame>
        <draw:frame draw:style-name="gr5" draw:text-style-name="P5" draw:layer="layout" svg:width="0.391cm" svg:height="0.395cm" svg:x="18.869cm" svg:y="13.743cm">
          <draw:text-box>
            <text:p text:style-name="P4"><text:span text:style-name="T1">75</text:span></text:p>
          </draw:text-box>
        </draw:frame>
        <draw:frame draw:style-name="gr6" draw:text-style-name="P5" draw:layer="layout" svg:width="0.586cm" svg:height="0.395cm" svg:x="20.963cm" svg:y="13.743cm">
          <draw:text-box>
            <text:p text:style-name="P4"><text:span text:style-name="T1">100</text:span></text:p>
          </draw:text-box>
        </draw:frame>
        <draw:frame draw:style-name="gr14" draw:text-style-name="P6" draw:layer="layout" svg:width="1.89cm" svg:height="0.475cm" svg:x="15.935cm" svg:y="14.222cm">
          <draw:text-box>
            <text:p text:style-name="P4"><text:span text:style-name="T2">Percentile</text:span></text:p>
          </draw:text-box>
        </draw:frame>
        <draw:frame draw:style-name="gr15" draw:text-style-name="P6" draw:layer="layout" svg:width="3.118cm" svg:height="0.475cm" draw:transform="rotate (1.5707963267949) translate (11.176cm 12.245cm)">
          <draw:text-box>
            <text:p text:style-name="P4"><text:span text:style-name="T2">Plan age (years)</text:span></text:p>
          </draw:text-box>
        </draw:frame>
        <draw:frame draw:style-name="gr16" draw:text-style-name="P7" draw:layer="layout" svg:width="1.277cm" svg:height="0.962cm" svg:x="2.036cm" svg:y="1cm">
          <draw:text-box>
            <text:p>(a)</text:p>
          </draw:text-box>
        </draw:frame>
        <draw:frame draw:style-name="gr16" draw:text-style-name="P7" draw:layer="layout" svg:width="1.277cm" svg:height="0.962cm" svg:x="12.684cm" svg:y="1cm">
          <draw:text-box>
            <text:p>(b)</text:p>
          </draw:text-box>
        </draw:frame>
        <draw:frame draw:style-name="gr16" draw:text-style-name="P7" draw:layer="layout" svg:width="1.277cm" svg:height="0.962cm" svg:x="12.804cm" svg:y="8.039cm">
          <draw:text-box>
            <text:p>(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3:20:12.598726000</meta:creation-date>
    <dc:date>2018-01-11T13:30:09.230280000</dc:date>
    <meta:editing-duration>PT9M56S</meta:editing-duration>
    <meta:editing-cycles>2</meta:editing-cycles>
    <meta:generator>LibreOffice/5.4.4.2$MacOSX_X86_64 LibreOffice_project/2524958677847fb3bb44820e40380acbe820f960</meta:generator>
    <meta:document-statistic meta:object-count="109"/>
  </office:meta>
</office:document-meta>
</file>